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alsoftAI-Genealogy: Post-MVP Expansion Plan</text:h>
      <text:p text:style-name="Text_20_body"><text:span text:style-name="Strong_20_Emphasis">Document Type:</text:span> Strategic Feature Roadmap<text:line-break/><text:span text:style-name="Strong_20_Emphasis">Related Docs:</text:span> MVP Implementation Blueprint, Env Setup Appendix<text:line-break/><text:span text:style-name="Strong_20_Emphasis">Author:</text:span> Philip Tambiti Leo Walekhwa<text:line-break/><text:span text:style-name="Strong_20_Emphasis">Version:</text:span> v1.0<text:line-break/><text:span text:style-name="Strong_20_Emphasis">Date:</text:span> June 2025</text:p>
      <text:p text:style-name="Horizontal_20_Line"/>
      <text:h text:style-name="Heading_20_2" text:outline-level="2">🔭 Purpose</text:h>
      <text:p text:style-name="Text_20_body">This document outlines a clear and realistic set of features that can be added to WalsoftAI-Genealogy after successful deployment and testing of the MVP. It excludes features already implemented and instead focuses on scalable, culturally aware, and AI-augmented expansions that build on the solid foundation now in place.</text:p>
      <text:p text:style-name="Horizontal_20_Line"/>
      <text:h text:style-name="Heading_20_2" text:outline-level="2">🚀 Phase 2: Functional Enhancements</text:h>
      <text:h text:style-name="Heading_20_3" text:outline-level="3">1. <text:span text:style-name="Strong_20_Emphasis">Multi-Family &amp; Household Support</text:span></text:h>
      <text:list text:style-name="L1">
        <text:list-item>
          <text:p text:style-name="P1">Add <text:span text:style-name="Source_20_Text">FamilyGroup</text:span> or <text:span text:style-name="Source_20_Text">Household</text:span> model to scope <text:span text:style-name="Source_20_Text">Person</text:span> entries</text:p>
        </text:list-item>
        <text:list-item>
          <text:p text:style-name="P1">Enables organization of clans, polygamous homes, and blended families</text:p>
        </text:list-item>
        <text:list-item>
          <text:p text:style-name="P1">Useful for permissions, data separation, and family-specific views</text:p>
        </text:list-item>
      </text:list>
      <text:h text:style-name="Heading_20_3" text:outline-level="3">2. <text:span text:style-name="Strong_20_Emphasis">Polygamy Visualization</text:span></text:h>
      <text:list text:style-name="L2">
        <text:list-item>
          <text:p text:style-name="P2">Add UI tools to group children under correct mother(s)</text:p>
        </text:list-item>
        <text:list-item>
          <text:p text:style-name="P2">Use timeline or family grid views to enhance clarity</text:p>
        </text:list-item>
      </text:list>
      <text:h text:style-name="Heading_20_3" text:outline-level="3">3. <text:span text:style-name="Strong_20_Emphasis">Editable Tree Builder (Drag and Drop)</text:span></text:h>
      <text:list text:style-name="L3">
        <text:list-item>
          <text:p text:style-name="P3">Integrate a JS-based lineage UI (e.g., React + D3 or Cytoscape)</text:p>
        </text:list-item>
        <text:list-item>
          <text:p text:style-name="P3">Allow manual linking or correction of relationships via admin UI</text:p>
        </text:list-item>
      </text:list>
      <text:h text:style-name="Heading_20_3" text:outline-level="3">4. <text:span text:style-name="Strong_20_Emphasis">PDF Export and Print Layouts</text:span></text:h>
      <text:list text:style-name="L4">
        <text:list-item>
          <text:p text:style-name="P4">Generate A4-ready family reports or storybooks</text:p>
        </text:list-item>
        <text:list-item>
          <text:p text:style-name="P4">Use <text:span text:style-name="Source_20_Text">xhtml2pdf</text:span> or <text:span text:style-name="Source_20_Text">WeasyPrint</text:span> with custom Luhya-styled templates</text:p>
        </text:list-item>
      </text:list>
      <text:p text:style-name="Horizontal_20_Line"/>
      <text:h text:style-name="Heading_20_2" text:outline-level="2"><text:soft-page-break/>📖 Phase 3: AI Narrative Expansion</text:h>
      <text:h text:style-name="Heading_20_3" text:outline-level="3">5. <text:span text:style-name="Strong_20_Emphasis">Local AI Q&amp;A Engine</text:span></text:h>
      <text:list text:style-name="L5">
        <text:list-item>
          <text:p text:style-name="P5">Allow users to ask: “Who was my maternal grandfather?” or “Who migrated to Busia?”</text:p>
        </text:list-item>
        <text:list-item>
          <text:p text:style-name="P5">Extend current AI prompt engine with a search + Jinja + answer module</text:p>
        </text:list-item>
      </text:list>
      <text:h text:style-name="Heading_20_3" text:outline-level="3">6. <text:span text:style-name="Strong_20_Emphasis">Oral Story Ingestion (Audio to Text)</text:span></text:h>
      <text:list text:style-name="L6">
        <text:list-item>
          <text:p text:style-name="P6">Upload oral narratives (.mp3/.wav)</text:p>
        </text:list-item>
        <text:list-item>
          <text:p text:style-name="P6">Use <text:span text:style-name="Source_20_Text">whisper.cpp</text:span> or <text:span text:style-name="Source_20_Text">faster-whisper</text:span> to transcribe</text:p>
        </text:list-item>
        <text:list-item>
          <text:p text:style-name="P6">Integrate with existing <text:span text:style-name="Source_20_Text">Person.story</text:span></text:p>
        </text:list-item>
      </text:list>
      <text:h text:style-name="Heading_20_3" text:outline-level="3">7. <text:span text:style-name="Strong_20_Emphasis">Cultural Enrichment AI</text:span></text:h>
      <text:list text:style-name="L7">
        <text:list-item>
          <text:p text:style-name="P7">Use <text:span text:style-name="Source_20_Text">idioms.json</text:span>, <text:span text:style-name="Source_20_Text">clans.json</text:span>, <text:span text:style-name="Source_20_Text">totems.json</text:span> to enhance narratives</text:p>
        </text:list-item>
        <text:list-item>
          <text:p text:style-name="P7">AI can insert proverbs, rituals, or clan-specific language markers</text:p>
        </text:list-item>
      </text:list>
      <text:h text:style-name="Heading_20_3" text:outline-level="3">8. <text:span text:style-name="Strong_20_Emphasis">Curation &amp; Community Voting</text:span></text:h>
      <text:list text:style-name="L8">
        <text:list-item>
          <text:p text:style-name="P8">Let elders or contributors upvote, flag, or annotate stories</text:p>
        </text:list-item>
        <text:list-item>
          <text:p text:style-name="P8">Moderation workflow using <text:span text:style-name="Source_20_Text">admin_tools/</text:span></text:p>
        </text:list-item>
      </text:list>
      <text:p text:style-name="Horizontal_20_Line"/>
      <text:h text:style-name="Heading_20_2" text:outline-level="2">🔐 Phase 4: Access &amp; Collaboration</text:h>
      <text:h text:style-name="Heading_20_3" text:outline-level="3">9. <text:span text:style-name="Strong_20_Emphasis">Role-Specific Dashboards</text:span></text:h>
      <text:list text:style-name="L9">
        <text:list-item>
          <text:p text:style-name="P9">Custom dashboards for:</text:p>
          <text:list>
            <text:list-item>
              <text:p text:style-name="P9">Admin: full access</text:p>
            </text:list-item>
            <text:list-item>
              <text:p text:style-name="P9">Contributor: data entry, edits</text:p>
            </text:list-item>
            <text:list-item>
              <text:p text:style-name="P9">Elder: cultural oversight and verification</text:p>
            </text:list-item>
            <text:list-item>
              <text:p text:style-name="P9">Researcher: read-only with tagging ability</text:p>
            </text:list-item>
          </text:list>
        </text:list-item>
      </text:list>
      <text:h text:style-name="Heading_20_3" text:outline-level="3">10. <text:span text:style-name="Strong_20_Emphasis">User Attribution + History Trail</text:span></text:h>
      <text:list text:style-name="L10">
        <text:list-item>
          <text:p text:style-name="P10">Store which user added or edited which record</text:p>
        </text:list-item>
        <text:list-item>
          <text:p text:style-name="P10">Display edit logs in admin (leveraging <text:span text:style-name="Source_20_Text">django-simple-history</text:span>)</text:p>
        </text:list-item>
      </text:list>
      <text:h text:style-name="Heading_20_3" text:outline-level="3">11. <text:span text:style-name="Strong_20_Emphasis">Invite-Based Access</text:span></text:h>
      <text:list text:style-name="L11">
        <text:list-item>
          <text:p text:style-name="P11">Allow family heads or researchers to invite members via token/email</text:p>
        </text:list-item>
        <text:list-item>
          <text:p text:style-name="P11"><text:soft-page-break/>Auto-link them to a <text:span text:style-name="Source_20_Text">FamilyGroup</text:span></text:p>
        </text:list-item>
      </text:list>
      <text:p text:style-name="Horizontal_20_Line"/>
      <text:h text:style-name="Heading_20_2" text:outline-level="2">📊 Phase 5: Analytics, Insights &amp; Maps</text:h>
      <text:h text:style-name="Heading_20_3" text:outline-level="3">12. <text:span text:style-name="Strong_20_Emphasis">Migration Maps</text:span></text:h>
      <text:list text:style-name="L12">
        <text:list-item>
          <text:p text:style-name="P12">Use place_of_origin + historical event tracking to create interactive maps</text:p>
        </text:list-item>
        <text:list-item>
          <text:p text:style-name="P12">Show movements from Western Kenya to cities or across clans</text:p>
        </text:list-item>
      </text:list>
      <text:h text:style-name="Heading_20_3" text:outline-level="3">13. <text:span text:style-name="Strong_20_Emphasis">Lineage Insights Panel</text:span></text:h>
      <text:list text:style-name="L13">
        <text:list-item>
          <text:p text:style-name="P13">Number of descendants</text:p>
        </text:list-item>
        <text:list-item>
          <text:p text:style-name="P13">Most common names, birth trends, cultural patterns</text:p>
        </text:list-item>
        <text:list-item>
          <text:p text:style-name="P13">Helpful for legacy documentation or reports</text:p>
        </text:list-item>
      </text:list>
      <text:p text:style-name="Horizontal_20_Line"/>
      <text:h text:style-name="Heading_20_2" text:outline-level="2">📦 Phase 6: Ecosystem &amp; Outreach</text:h>
      <text:h text:style-name="Heading_20_3" text:outline-level="3">14. <text:span text:style-name="Strong_20_Emphasis">Offline Desktop Version (Electron + Django)</text:span></text:h>
      <text:list text:style-name="L14">
        <text:list-item>
          <text:p text:style-name="P14">Build installable genealogy tool for areas without reliable internet</text:p>
        </text:list-item>
      </text:list>
      <text:h text:style-name="Heading_20_3" text:outline-level="3">15. <text:span text:style-name="Strong_20_Emphasis">Mobile-First Story Collector</text:span></text:h>
      <text:list text:style-name="L15">
        <text:list-item>
          <text:p text:style-name="P15">Lightweight app for contributors to upload photos or stories</text:p>
        </text:list-item>
        <text:list-item>
          <text:p text:style-name="P15">Possibly built with Flutter or React Native</text:p>
        </text:list-item>
      </text:list>
      <text:h text:style-name="Heading_20_3" text:outline-level="3">16. <text:span text:style-name="Strong_20_Emphasis">Open API for Academic Use</text:span></text:h>
      <text:list text:style-name="L16">
        <text:list-item>
          <text:p text:style-name="P16">Allow universities and cultural researchers to request data securely</text:p>
        </text:list-item>
      </text:list>
      <text:p text:style-name="Horizontal_20_Line"/>
      <text:h text:style-name="Heading_20_2" text:outline-level="2">✅ Summary</text:h>
      <text:p text:style-name="Text_20_body">All post-MVP features listed here are designed to plug directly into the current WalsoftAI-Genealogy structure without refactoring. They expand the platform into:</text:p>
      <text:list text:style-name="L17">
        <text:list-item>
          <text:p text:style-name="P17">A culturally intelligent heritage system</text:p>
        </text:list-item>
        <text:list-item>
          <text:p text:style-name="P17">A collaborative family knowledge base</text:p>
        </text:list-item>
        <text:list-item>
          <text:p text:style-name="P17">A private, AI-augmented lineage archive</text:p>
        </text:list-item>
      </text:list>
      <text:p text:style-name="Text_20_body"><text:soft-page-break/><text:span text:style-name="Strong_20_Emphasis">Prepared by:</text:span><text:line-break/><text:span text:style-name="Emphasis">Philip T. Walekhwa – Data Scientist &amp; Ancestral Systems Architec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1:30:51.286251400</meta:creation-date>
    <dc:date>2025-06-25T21:31:29.010744000</dc:date>
    <meta:editing-duration>PT38S</meta:editing-duration>
    <meta:editing-cycles>1</meta:editing-cycles>
    <meta:document-statistic meta:table-count="0" meta:image-count="0" meta:object-count="0" meta:page-count="4" meta:paragraph-count="67" meta:word-count="543" meta:character-count="3473" meta:non-whitespace-character-count="3035"/>
    <meta:generator>LibreOffice/25.2.4.3$Windows_X86_64 LibreOffice_project/33e196637044ead23f5c3226cde09b47731f7e27</meta:generator>
  </office:meta>
</office:document-meta>
</file>